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aecf0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cc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cc99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ffffcc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-color="#e6e6ff" draw:textarea-horizontal-align="justify" draw:textarea-vertical-align="middle" draw:auto-grow-height="fals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0cm"/>
    </style:style>
    <style:style style:name="gr12" style:family="graphic" style:parent-style-name="objectwithoutfill">
      <style:graphic-properties draw:marker-end="Circle" draw:marker-end-width="0.3cm" draw:fill="none" draw:textarea-horizontal-align="center" draw:textarea-vertical-align="middle"/>
    </style:style>
    <style:style style:name="gr13" style:family="graphic" style:parent-style-name="objectwithoutfill">
      <style:graphic-properties draw:stroke="dash" draw:stroke-dash="Ultrafine_20_Dashed" svg:stroke-width="0.051cm" svg:stroke-color="#ffffff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0pt" style:font-size-asian="18pt" style:font-size-complex="18pt"/>
    </style:style>
    <style:style style:name="P4" style:family="paragraph">
      <style:text-properties fo:font-size="10pt" style:font-size-asian="18pt" style:font-size-complex="18pt"/>
    </style:style>
    <style:style style:name="P5" style:family="paragraph">
      <style:text-properties fo:font-size="12pt" fo:language="en" fo:country="US" style:font-size-asian="18pt" style:font-size-complex="18pt"/>
    </style:style>
    <style:style style:name="P6" style:family="paragraph"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weight="bold" style:font-size-asian="18pt" style:font-weight-asian="bold" style:font-size-complex="18pt" style:font-weight-complex="bold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12pt" fo:language="en" fo:country="US" style:font-size-asian="18pt" style:font-size-complex="18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25cm" svg:height="11.43cm" svg:x="-4.08cm" svg:y="23.2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62cm" svg:height="1.905cm" svg:x="14.97cm" svg:y="6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16cm" svg:height="9.125cm" svg:x="6.08cm" svg:y="22.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08cm" svg:height="3.175cm" svg:x="16.24cm" svg:y="15.6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45cm" svg:height="3.175cm" svg:x="1cm" svg:y="6.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29" draw:id="id29" draw:layer="layout" svg:width="8.255cm" svg:height="7.62cm" svg:x="-3.445cm" svg:y="14.3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24" draw:id="id24" draw:layer="layout" svg:width="10.16cm" svg:height="15.875cm" svg:x="5.21cm" svg:y="6.08cm">
          <text:p text:style-name="P1"><text:s/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62cm" svg:height="1.27cm" svg:x="13.165cm" svg:y="2.27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8.152cm" svg:height="0.962cm" svg:x="6.103cm" svg:y="1cm">
          <draw:text-box>
            <text:p><text:span text:style-name="T1">Main classes in pyspread</text:span></text:p>
          </draw:text-box>
        </draw:frame>
        <draw:custom-shape draw:style-name="gr9" draw:text-style-name="P3" xml:id="id3" draw:id="id3" draw:layer="layout" svg:width="7.62cm" svg:height="0.635cm" svg:x="6.08cm" svg:y="4.175cm">
          <text:p text:style-name="P1"><text:span text:style-name="T2">pyspread.py</text:span><text:span text:style-name="T3">: MainApplication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" svg:x1="16.416cm" svg:y1="2.582cm" svg:x2="17.61cm" svg:y2="2.582cm" draw:start-shape="id1" draw:start-glue-point="1" draw:end-shape="id2" draw:end-glue-point="3" svg:d="m16416 2582h1194">
          <text:p/>
        </draw:connector>
        <draw:frame draw:style-name="gr8" draw:text-style-name="P4" xml:id="id2" draw:id="id2" draw:layer="layout" svg:width="3cm" svg:height="0.645cm" svg:x="17.61cm" svg:y="2.26cm">
          <draw:text-box>
            <text:p><text:span text:style-name="T3">Contained class</text:span></text:p>
          </draw:text-box>
        </draw:frame>
        <draw:custom-shape draw:style-name="gr9" draw:text-style-name="P3" xml:id="id4" draw:id="id4" draw:layer="layout" svg:width="7.62cm" svg:height="0.635cm" svg:x="6.08cm" svg:y="6.08cm">
          <text:p text:style-name="P1"><text:span text:style-name="T2">gui/_main_window.py:</text:span><text:span text:style-name="T3"> MainApplication</text:span></text:p>
          <draw:enhanced-geometry svg:viewBox="0 0 21600 21600" draw:type="rectangle" draw:enhanced-path="M 0 0 L 21600 0 21600 21600 0 21600 0 0 Z N"/>
        </draw:custom-shape>
        <draw:frame draw:style-name="gr8" draw:text-style-name="P4" xml:id="id1" draw:id="id1" draw:layer="layout" svg:width="3.076cm" svg:height="0.645cm" svg:x="13.34cm" svg:y="2.26cm">
          <draw:text-box>
            <text:p><text:span text:style-name="T3">Containing class</text:span></text:p>
          </draw:text-box>
        </draw:frame>
        <draw:connector draw:style-name="gr10" draw:text-style-name="P1" draw:layer="layout" draw:type="line" svg:x1="9.89cm" svg:y1="4.81cm" svg:x2="9.89cm" svg:y2="6.08cm" draw:start-shape="id3" draw:end-shape="id4" svg:d="m9890 4810v1270">
          <text:p/>
        </draw:connector>
        <draw:custom-shape draw:style-name="gr9" draw:text-style-name="P3" xml:id="id5" draw:id="id5" draw:layer="layout" svg:width="7.62cm" svg:height="0.635cm" svg:x="6.08cm" svg:y="7.35cm">
          <text:p text:style-name="P1"><text:span text:style-name="T2">gui/_menubars.py:</text:span><text:span text:style-name="T3"> MainMenu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7" draw:id="id7" draw:layer="layout" svg:width="7.62cm" svg:height="1.27cm" svg:x="6.08cm" svg:y="8.62cm">
          <text:p text:style-name="P1"><text:span text:style-name="T2">gui/_toolbars.py:</text:span><text:span text:style-name="T3"> MainToolbar,</text:span></text:p>
          <text:p text:style-name="P1"><text:span text:style-name="T3">FindToolbar, AttributesToolbar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6.08cm" svg:y1="6.397cm" svg:x2="6.08cm" svg:y2="7.667cm" draw:start-shape="id4" draw:start-glue-point="3" draw:end-shape="id5" svg:d="m6080 6397h-635v1270h635">
          <text:p/>
        </draw:connector>
        <draw:custom-shape draw:style-name="gr9" draw:text-style-name="P3" xml:id="id8" draw:id="id8" draw:layer="layout" svg:width="7.62cm" svg:height="0.635cm" svg:x="-3.445cm" svg:y="30.845cm">
          <text:p text:style-name="P1"><text:span text:style-name="T2">lib/clipboard.py:</text:span><text:span text:style-name="T3"> Clipboard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6" draw:id="id6" draw:layer="layout" svg:width="7.62cm" svg:height="1.27cm" svg:x="6.08cm" svg:y="10.525cm">
          <text:p text:style-name="P1"><text:span text:style-name="T2">gui/_widgets.py:</text:span><text:span text:style-name="T3"> StatusBar, EntryLine, </text:span></text:p>
          <text:p text:style-name="P1"><text:span text:style-name="T3">TableChoiceIntCtrl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6.08cm" svg:y1="6.396cm" svg:x2="6.08cm" svg:y2="11.16cm" draw:end-shape="id6" draw:end-glue-point="3" svg:d="m6080 6396h-635v4764h635">
          <text:p/>
        </draw:connector>
        <draw:connector draw:style-name="gr10" draw:text-style-name="P1" draw:layer="layout" svg:x1="6.08cm" svg:y1="6.396cm" svg:x2="6.08cm" svg:y2="9.255cm" draw:end-shape="id7" draw:end-glue-point="3" svg:d="m6080 6396h-635v2859h635">
          <text:p/>
        </draw:connector>
        <draw:connector draw:style-name="gr10" draw:text-style-name="P1" draw:layer="layout" svg:x1="6.08cm" svg:y1="6.396cm" svg:x2="4.175cm" svg:y2="31.162cm" draw:end-shape="id8" draw:end-glue-point="1" svg:d="m6080 6396h-635v24766h-1270">
          <text:p/>
        </draw:connector>
        <draw:custom-shape draw:style-name="gr9" draw:text-style-name="P3" xml:id="id9" draw:id="id9" draw:layer="layout" svg:width="7.62cm" svg:height="1.27cm" svg:x="-3.445cm" svg:y="16.246cm">
          <text:p text:style-name="P1"><text:span text:style-name="T2">actions/_main_window_actions.py:</text:span></text:p>
          <text:p text:style-name="P1"><text:span text:style-name="T3">AllMainWindowActions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line-skew="0.067cm" svg:x1="6.08cm" svg:y1="6.396cm" svg:x2="4.175cm" svg:y2="16.881cm" draw:end-shape="id9" svg:d="m6080 6396h-635v10485h-1270">
          <text:p/>
        </draw:connector>
        <draw:custom-shape draw:style-name="gr9" draw:text-style-name="P3" xml:id="id25" draw:id="id25" draw:layer="layout" svg:width="4.985cm" svg:height="0.635cm" svg:x="16.335cm" svg:y="17.51cm">
          <text:p text:style-name="P1"><text:span text:style-name="T2">gui/_events.py:</text:span><text:span text:style-name="T3"> EventMixi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10" draw:id="id10" draw:layer="layout" svg:width="7.62cm" svg:height="0.635cm" svg:x="6.08cm" svg:y="12.3cm">
          <text:p text:style-name="P1"><text:span text:style-name="T2">gui/_grid.py:</text:span><text:span text:style-name="T3"> Grid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6.08cm" svg:y1="6.396cm" svg:x2="6.08cm" svg:y2="12.617cm" draw:end-shape="id10" draw:end-glue-point="3" svg:d="m6080 6396h-635v6221h635">
          <text:p/>
        </draw:connector>
        <draw:custom-shape draw:style-name="gr9" draw:text-style-name="P3" xml:id="id11" draw:id="id11" draw:layer="layout" svg:width="7.62cm" svg:height="0.635cm" svg:x="7.35cm" svg:y="14.205cm">
          <text:p text:style-name="P1"><text:span text:style-name="T2">gui/_gui_interfaces.py:</text:span><text:span text:style-name="T3"> GuiInterfa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9.89cm" svg:y1="12.935cm" svg:x2="7.35cm" svg:y2="14.522cm" draw:start-shape="id10" draw:start-glue-point="2" draw:end-shape="id11" draw:end-glue-point="3" svg:d="m9890 12935v634h-3810v953h1270">
          <text:p/>
        </draw:connector>
        <draw:custom-shape draw:style-name="gr9" draw:text-style-name="P3" xml:id="id13" draw:id="id13" draw:layer="layout" svg:width="7.62cm" svg:height="0.635cm" svg:x="7.35cm" svg:y="25.13cm">
          <text:p text:style-name="P1"><text:span text:style-name="T2">model/model.py:</text:span><text:span text:style-name="T3"> CodeArray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7.35cm" svg:y1="18.332cm" svg:x2="7.35cm" svg:y2="25.447cm" draw:start-shape="id12" draw:start-glue-point="3" draw:end-shape="id13" draw:end-glue-point="3" svg:d="m7350 18332h-1270v7115h1270">
          <text:p/>
        </draw:connector>
        <draw:custom-shape draw:style-name="gr9" draw:text-style-name="P3" xml:id="id14" draw:id="id14" draw:layer="layout" svg:width="7.62cm" svg:height="0.635cm" svg:x="7.35cm" svg:y="15.475cm">
          <text:p text:style-name="P1"><text:span text:style-name="T2">gui/_grid_table.py:</text:span><text:span text:style-name="T3"> Grid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draw:line-skew="-0.634cm" svg:x1="9.89cm" svg:y1="12.935cm" svg:x2="7.35cm" svg:y2="15.792cm" draw:start-shape="id10" draw:start-glue-point="2" draw:end-shape="id14" draw:end-glue-point="3" svg:d="m9890 12935v635h-3810v2222h1270">
          <text:p/>
        </draw:connector>
        <draw:custom-shape draw:style-name="gr9" draw:text-style-name="P3" xml:id="id15" draw:id="id15" draw:layer="layout" svg:width="7.62cm" svg:height="0.635cm" svg:x="7.35cm" svg:y="16.745cm">
          <text:p text:style-name="P1"><text:span text:style-name="T2">gui/_grid_renderer.py:</text:span><text:span text:style-name="T3"> GridRender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draw:line-skew="-1.269cm" svg:x1="9.89cm" svg:y1="12.935cm" svg:x2="7.35cm" svg:y2="17.062cm" draw:start-shape="id10" draw:start-glue-point="2" draw:end-shape="id15" draw:end-glue-point="3" svg:d="m9890 12935v635h-3810v3492h1270">
          <text:p/>
        </draw:connector>
        <draw:frame draw:style-name="gr11" draw:text-style-name="P5" draw:layer="layout" svg:width="3.597cm" svg:height="1.905cm" svg:x="-3.445cm" svg:y="14.335cm">
          <draw:text-box>
            <text:p><text:span text:style-name="T4">All changes to </text:span></text:p>
            <text:p><text:span text:style-name="T4">the model are </text:span></text:p>
            <text:p><text:span text:style-name="T4">done by actions.</text:span></text:p>
          </draw:text-box>
        </draw:frame>
        <draw:frame draw:style-name="gr8" draw:text-style-name="P5" draw:layer="layout" svg:width="3.741cm" svg:height="1.673cm" svg:x="6.715cm" svg:y="23.225cm">
          <draw:text-box>
            <text:p><text:span text:style-name="T4">The model layer</text:span></text:p>
            <text:p><text:span text:style-name="T4">contains the core</text:span></text:p>
            <text:p><text:span text:style-name="T4">data structure S</text:span></text:p>
          </draw:text-box>
        </draw:frame>
        <draw:frame draw:style-name="gr8" draw:text-style-name="P5" draw:layer="layout" svg:width="3.487cm" svg:height="2.147cm" svg:x="1.323cm" svg:y="6.473cm">
          <draw:text-box>
            <text:p><text:span text:style-name="T4">The GUI layer</text:span></text:p>
            <text:p><text:span text:style-name="T4">manages wx</text:span></text:p>
            <text:p><text:span text:style-name="T4">objects and </text:span></text:p>
            <text:p><text:span text:style-name="T4">dialog workflow.</text:span></text:p>
          </draw:text-box>
        </draw:frame>
        <draw:frame draw:style-name="gr8" draw:text-style-name="P6" draw:layer="layout" svg:width="2.009cm" svg:height="0.725cm" svg:x="13.065cm" svg:y="1.67cm">
          <draw:text-box>
            <text:p><text:span text:style-name="T5">Legend</text:span></text:p>
          </draw:text-box>
        </draw:frame>
        <draw:custom-shape draw:style-name="gr9" draw:text-style-name="P3" xml:id="id12" draw:id="id12" draw:layer="layout" svg:width="7.62cm" svg:height="0.635cm" svg:x="7.35cm" svg:y="18.015cm">
          <text:p text:style-name="P1"><text:span text:style-name="T2">gui/_menubars.py:</text:span><text:span text:style-name="T3"> Context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draw:line-skew="-1.904cm" svg:x1="9.89cm" svg:y1="12.935cm" svg:x2="7.35cm" svg:y2="18.332cm" draw:start-shape="id10" draw:start-glue-point="2" draw:end-shape="id12" draw:end-glue-point="3" svg:d="m9890 12935v635h-3810v4762h1270">
          <text:p/>
        </draw:connector>
        <draw:custom-shape draw:style-name="gr9" draw:text-style-name="P3" xml:id="id16" draw:id="id16" draw:layer="layout" svg:width="7.62cm" svg:height="1.27cm" svg:x="-3.445cm" svg:y="20.05cm">
          <text:p text:style-name="P1"><text:span text:style-name="T2">actions/_grid_actions.py:</text:span></text:p>
          <text:p text:style-name="P1"><text:span text:style-name="T3">AllGridAc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4.972cm" svg:height="1.673cm" svg:x="16.135cm" svg:y="15.763cm">
          <draw:text-box>
            <text:p><text:span text:style-name="T4">The event class defines</text:span></text:p>
            <text:p><text:span text:style-name="T4">all GUI communication</text:span><text:span text:style-name="T4"><text:line-break/></text:span><text:span text:style-name="T4">events</text:span></text:p>
          </draw:text-box>
        </draw:frame>
        <draw:connector draw:style-name="gr10" draw:text-style-name="P1" draw:layer="layout" draw:line-skew="0.317cm" svg:x1="7.35cm" svg:y1="14.522cm" svg:x2="4.175cm" svg:y2="20.685cm" draw:start-shape="id11" draw:start-glue-point="3" draw:end-shape="id16" draw:end-glue-point="1" svg:d="m7350 14522h-1587v6163h-1588">
          <text:p/>
        </draw:connector>
        <draw:frame draw:style-name="gr8" draw:text-style-name="P4" xml:id="id18" draw:id="id18" draw:layer="layout" svg:width="2.2cm" svg:height="0.645cm" svg:x="17.59cm" svg:y="2.895cm">
          <draw:text-box>
            <text:p><text:span text:style-name="T3">Child class</text:span></text:p>
          </draw:text-box>
        </draw:frame>
        <draw:frame draw:style-name="gr8" draw:text-style-name="P4" draw:layer="layout" svg:width="3cm" svg:height="0.645cm" svg:x="17.61cm" svg:y="2.261cm">
          <draw:text-box>
            <text:p><text:span text:style-name="T3">Contained class</text:span></text:p>
          </draw:text-box>
        </draw:frame>
        <draw:frame draw:style-name="gr8" draw:text-style-name="P4" xml:id="id17" draw:id="id17" draw:layer="layout" svg:width="2.437cm" svg:height="0.645cm" svg:x="13.164cm" svg:y="2.895cm">
          <draw:text-box>
            <text:p><text:span text:style-name="T3">Parent class</text:span></text:p>
          </draw:text-box>
        </draw:frame>
        <draw:connector draw:style-name="gr12" draw:text-style-name="P1" draw:layer="layout" draw:type="line" svg:x1="15.601cm" svg:y1="3.217cm" svg:x2="17.59cm" svg:y2="3.217cm" draw:start-shape="id17" draw:end-shape="id18" svg:d="m15601 3217h1989">
          <text:p/>
        </draw:connector>
        <draw:connector draw:style-name="gr12" draw:text-style-name="P1" draw:layer="layout" draw:type="line" svg:x1="11.16cm" svg:y1="26.4cm" svg:x2="11.16cm" svg:y2="25.765cm" draw:start-shape="id19" draw:start-glue-point="0" draw:end-shape="id13" draw:end-glue-point="2" svg:d="m11160 26400v-635">
          <text:p/>
        </draw:connector>
        <draw:custom-shape draw:style-name="gr9" draw:text-style-name="P3" xml:id="id19" draw:id="id19" draw:layer="layout" svg:width="7.62cm" svg:height="0.635cm" svg:x="7.35cm" svg:y="26.4cm">
          <text:p text:style-name="P1"><text:span text:style-name="T2">model/model.py:</text:span><text:span text:style-name="T3"> DataArray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20" draw:id="id20" draw:layer="layout" svg:width="7.62cm" svg:height="0.635cm" svg:x="7.35cm" svg:y="27.67cm">
          <text:p text:style-name="P1"><text:span text:style-name="T2">model/model.py:</text:span><text:span text:style-name="T3"> DictGrid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" svg:x1="11.16cm" svg:y1="27.035cm" svg:x2="11.16cm" svg:y2="27.67cm" draw:start-shape="id19" draw:start-glue-point="2" draw:end-shape="id20" draw:end-glue-point="0" svg:d="m11160 27035v635">
          <text:p/>
        </draw:connector>
        <draw:custom-shape draw:style-name="gr9" draw:text-style-name="P3" xml:id="id21" draw:id="id21" draw:layer="layout" svg:width="7.62cm" svg:height="1.27cm" svg:x="7.35cm" svg:y="28.94cm">
          <text:p text:style-name="P1"><text:span text:style-name="T2">model/model.py:</text:span><text:span text:style-name="T3"> KeyValueStore, ParserMixin, </text:span></text:p>
          <text:p text:style-name="P1"><text:span text:style-name="T3">StringGeneratorMixin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11.16cm" svg:y1="28.94cm" svg:x2="11.16cm" svg:y2="28.305cm" draw:start-shape="id21" draw:start-glue-point="0" draw:end-shape="id20" draw:end-glue-point="2" svg:d="m11160 28940v-635">
          <text:p/>
        </draw:connector>
        <draw:custom-shape draw:style-name="gr9" draw:text-style-name="P3" xml:id="id22" draw:id="id22" draw:layer="layout" svg:width="7.62cm" svg:height="0.635cm" svg:x="7.35cm" svg:y="30.845cm">
          <text:p text:style-name="P1"><text:span text:style-name="T2">model/model.py:</text:span><text:span text:style-name="T3"> CellAttributes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4.97cm" svg:y1="27.987cm" svg:x2="14.97cm" svg:y2="31.162cm" draw:start-shape="id20" draw:start-glue-point="1" draw:end-shape="id22" svg:d="m14970 27987h501v3175h-501">
          <text:p/>
        </draw:connector>
        <draw:custom-shape draw:style-name="gr9" draw:text-style-name="P3" xml:id="id23" draw:id="id23" draw:layer="layout" svg:width="3.81cm" svg:height="0.635cm" svg:x="16.58cm" svg:y="6.915cm">
          <text:p text:style-name="P1"><text:span text:style-name="T2">gui/icons.py:</text:span><text:span text:style-name="T3"> Icons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3.7cm" svg:y1="11.16cm" svg:x2="16.58cm" svg:y2="7.232cm" draw:start-shape="id6" draw:start-glue-point="1" draw:end-shape="id23" draw:end-glue-point="3" svg:d="m13700 11160h1440v-3928h1440">
          <text:p/>
        </draw:connector>
        <draw:connector draw:style-name="gr10" draw:text-style-name="P1" draw:layer="layout" svg:x1="9.89cm" svg:y1="6.715cm" svg:x2="16.58cm" svg:y2="7.232cm" draw:start-shape="id4" draw:start-glue-point="2" draw:end-shape="id23" draw:end-glue-point="3" svg:d="m9890 6715v517h6690">
          <text:p/>
        </draw:connector>
        <draw:connector draw:style-name="gr10" draw:text-style-name="P1" draw:layer="layout" svg:x1="13.7cm" svg:y1="9.255cm" svg:x2="16.58cm" svg:y2="7.232cm" draw:start-shape="id7" draw:end-shape="id23" draw:end-glue-point="3" svg:d="m13700 9255h1440v-2023h1440">
          <text:p/>
        </draw:connector>
        <draw:connector draw:style-name="gr10" draw:text-style-name="P1" draw:layer="layout" svg:x1="15.37cm" svg:y1="14.017cm" svg:x2="16.335cm" svg:y2="17.827cm" draw:start-shape="id24" draw:start-glue-point="1" draw:end-shape="id25" draw:end-glue-point="3" svg:d="m15370 14017h235v3810h730">
          <text:p/>
        </draw:connector>
        <draw:frame draw:style-name="gr8" draw:text-style-name="P7" draw:layer="layout" svg:width="3.821cm" svg:height="1.039cm" svg:x="15.581cm" svg:y="14.335cm">
          <draw:text-box>
            <text:p><text:span text:style-name="T6">most classes</text:span></text:p>
            <text:p><text:span text:style-name="T6">from GUI and actions</text:span></text:p>
          </draw:text-box>
        </draw:frame>
        <draw:connector draw:style-name="gr10" draw:text-style-name="P1" draw:layer="layout" svg:x1="9.89cm" svg:y1="9.89cm" svg:x2="9.89cm" svg:y2="10.525cm" draw:start-shape="id7" draw:end-shape="id6" draw:end-glue-point="0" svg:d="m9890 9890v635">
          <text:p/>
        </draw:connector>
        <draw:custom-shape draw:style-name="gr9" draw:text-style-name="P3" xml:id="id26" draw:id="id26" draw:layer="layout" svg:width="7.62cm" svg:height="0.635cm" svg:x="-3.445cm" svg:y="24.46cm">
          <text:p text:style-name="P1"><text:span text:style-name="T2">lib/gpg.py:</text:span><text:span text:style-name="T3"> sign, verify, ...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0.365cm" svg:y1="21.32cm" svg:x2="0.365cm" svg:y2="24.46cm" draw:start-shape="id16" draw:start-glue-point="2" draw:end-shape="id26" draw:end-glue-point="0" svg:d="m365 21320v3140">
          <text:p/>
        </draw:connector>
        <draw:custom-shape draw:style-name="gr9" draw:text-style-name="P3" xml:id="id27" draw:id="id27" draw:layer="layout" svg:width="7.62cm" svg:height="0.635cm" svg:x="-3.445cm" svg:y="27cm">
          <text:p text:style-name="P1"><text:span text:style-name="T2">lib/__printout.py:</text:span><text:span text:style-name="T3"> PrintCanvas, Printout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-3.445cm" svg:y1="16.881cm" svg:x2="-3.445cm" svg:y2="27.317cm" draw:start-shape="id9" draw:start-glue-point="3" draw:end-shape="id27" svg:d="m-3445 16881h-635v10436h635">
          <text:p/>
        </draw:connector>
        <draw:custom-shape draw:style-name="gr9" draw:text-style-name="P3" xml:id="id28" draw:id="id28" draw:layer="layout" svg:width="7.62cm" svg:height="0.635cm" svg:x="-3.446cm" svg:y="25.729cm">
          <text:p text:style-name="P1"><text:span text:style-name="T2">lib/__csv.py:</text:span><text:span text:style-name="T3"> CsvInterface, TxtGenerator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-3.445cm" svg:y1="16.881cm" svg:x2="-3.446cm" svg:y2="26.046cm" draw:start-shape="id9" draw:end-shape="id28" draw:end-glue-point="3" svg:d="m-3445 16881h-635v9165h634">
          <text:p/>
        </draw:connector>
        <draw:connector draw:style-name="gr10" draw:text-style-name="P1" draw:layer="layout" draw:line-skew="5.033cm" svg:x1="0.682cm" svg:y1="21.955cm" svg:x2="16.335cm" svg:y2="17.827cm" draw:start-shape="id29" draw:start-glue-point="2" draw:end-shape="id25" draw:end-glue-point="3" svg:d="m682 21955v635h14923v-4763h730">
          <text:p/>
        </draw:connector>
        <draw:custom-shape draw:style-name="gr9" draw:text-style-name="P3" xml:id="id30" draw:id="id30" draw:layer="layout" svg:width="7.62cm" svg:height="0.635cm" svg:x="-3.445cm" svg:y="28.27cm">
          <text:p text:style-name="P1"><text:span text:style-name="T2">lib/parsers.py:</text:span><text:span text:style-name="T3"> get_font_from_data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31" draw:id="id31" draw:layer="layout" svg:width="7.62cm" svg:height="0.635cm" svg:x="-3.445cm" svg:y="29.54cm">
          <text:p text:style-name="P1"><text:span text:style-name="T2">lib/selection.py:</text:span><text:span text:style-name="T3"> Selection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line-skew="-1.27cm" svg:x1="0.365cm" svg:y1="21.32cm" svg:x2="4.175cm" svg:y2="28.587cm" draw:start-shape="id16" draw:start-glue-point="2" draw:end-shape="id30" draw:end-glue-point="1" svg:d="m365 21320v2205h4445v5062h-635">
          <text:p/>
        </draw:connector>
        <draw:connector draw:style-name="gr10" draw:text-style-name="P1" draw:layer="layout" draw:line-skew="-1.905cm" svg:x1="0.365cm" svg:y1="21.32cm" svg:x2="4.175cm" svg:y2="29.857cm" draw:start-shape="id16" draw:start-glue-point="2" draw:end-shape="id31" draw:end-glue-point="1" svg:d="m365 21320v2205h4445v6332h-635">
          <text:p/>
        </draw:connector>
        <draw:frame draw:style-name="gr8" draw:text-style-name="P5" draw:layer="layout" svg:width="3.588cm" svg:height="0.725cm" svg:x="-3.867cm" svg:y="23.222cm">
          <draw:text-box>
            <text:p><text:span text:style-name="T4">Generic libraries</text:span></text:p>
          </draw:text-box>
        </draw:frame>
        <draw:custom-shape draw:style-name="gr9" draw:text-style-name="P3" xml:id="id32" draw:id="id32" draw:layer="layout" svg:width="7.62cm" svg:height="1.27cm" svg:x="-3.445cm" svg:y="18.145cm">
          <text:p text:style-name="P1"><text:span text:style-name="T2">actions/_grid_cell_actions.py:</text:span></text:p>
          <text:p text:style-name="P1"><text:span text:style-name="T3">CellAc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layout" draw:type="line" svg:x1="0.365cm" svg:y1="19.415cm" svg:x2="0.365cm" svg:y2="20.05cm" draw:start-shape="id32" draw:start-glue-point="2" draw:end-shape="id16" draw:end-glue-point="0" svg:d="m365 19415v635">
          <text:p/>
        </draw:connector>
        <draw:connector draw:style-name="gr10" draw:text-style-name="P1" draw:layer="layout" svg:x1="-3.445cm" svg:y1="18.78cm" svg:x2="-3.445cm" svg:y2="29.857cm" draw:start-shape="id32" draw:end-shape="id31" draw:end-glue-point="3" svg:d="m-3445 18780h-501v11077h501">
          <text:p/>
        </draw:connector>
        <draw:custom-shape draw:style-name="gr9" draw:text-style-name="P3" xml:id="id33" draw:id="id33" draw:layer="layout" svg:width="7.62cm" svg:height="0.635cm" svg:x="-3.445cm" svg:y="32.115cm">
          <text:p text:style-name="P1"><text:span text:style-name="T2">lib/xrect.py:</text:span><text:span text:style-name="T3"> Rect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line-skew="0.134cm" svg:x1="14.97cm" svg:y1="17.062cm" svg:x2="4.175cm" svg:y2="32.432cm" draw:start-shape="id15" draw:start-glue-point="1" draw:end-shape="id33" svg:d="m14970 17062h635v15370h-11430">
          <text:p/>
        </draw:connector>
        <draw:line draw:style-name="gr13" draw:text-style-name="P1" draw:layer="layout" svg:x1="-3.445cm" svg:y1="30.445cm" svg:x2="4.175cm" svg:y2="30.445cm">
          <text:p/>
        </draw:line>
        <draw:custom-shape draw:style-name="gr9" draw:text-style-name="P3" xml:id="id34" draw:id="id34" draw:layer="layout" svg:width="7.62cm" svg:height="0.635cm" svg:x="-3.445cm" svg:y="33.385cm">
          <text:p text:style-name="P1"><text:span text:style-name="T2">lib/typechecks.py:</text:span><text:span text:style-name="T3"> is_...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7.35cm" svg:y1="26.717cm" svg:x2="4.175cm" svg:y2="33.702cm" draw:start-shape="id19" draw:start-glue-point="3" draw:end-shape="id34" svg:d="m7350 26717h-1587v6985h-158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e6e6e6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4-11T01:23:20</meta:creation-date>
    <dc:date>2012-05-01T22:12:59</dc:date>
    <meta:editing-duration>PT2H4M25S</meta:editing-duration>
    <meta:editing-cycles>63</meta:editing-cycles>
    <meta:generator>LibreOffice/3.5$Linux_x86 LibreOffice_project/350m1$Build-202</meta:generator>
    <meta:document-statistic meta:object-count="84"/>
  </office:meta>
</office:document-meta>
</file>